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699cm" style:rel-column-width="1530*"/>
    </style:style>
    <style:style style:name="Tabella1.B" style:family="table-column">
      <style:table-column-properties style:column-width="7.091cm" style:rel-column-width="4020*"/>
    </style:style>
    <style:style style:name="Tabella1.C" style:family="table-column">
      <style:table-column-properties style:column-width="7.514cm" style:rel-column-width="4260*"/>
    </style:style>
    <style:style style:name="Tabella1.D" style:family="table-column">
      <style:table-column-properties style:column-width="1.697cm" style:rel-column-width="962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9pt" fo:font-weight="bold" officeooo:paragraph-rsid="0093aa61" style:font-size-asian="9pt" style:font-weight-asian="bold" style:font-size-complex="9pt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8f82fb" style:font-size-asian="8pt" style:font-weight-asian="normal" style:font-size-complex="8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7pt" fo:font-weight="normal" officeooo:paragraph-rsid="00ab9f04" style:font-size-asian="7pt" style:font-weight-asian="normal" style:font-size-complex="7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fo:color="#cc0000" style:font-name="Courier 10 Pitch" fo:font-size="10pt" fo:font-weight="bold" officeooo:paragraph-rsid="00a766f3" style:font-size-asian="10pt" style:font-weight-asian="bold" style:font-size-complex="10pt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a57fca" officeooo:paragraph-rsid="00a57fca" style:font-size-asian="9pt" style:font-weight-asian="bold" style:font-size-complex="9pt" style:font-weight-complex="bold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a57fca" officeooo:paragraph-rsid="00a57fca" style:font-size-asian="9pt" style:font-weight-asian="bold" style:font-size-complex="9pt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7pt" fo:font-weight="normal" officeooo:paragraph-rsid="00a62a42" style:font-size-asian="7pt" style:font-weight-asian="normal" style:font-size-complex="7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b26414" officeooo:paragraph-rsid="00b26414" style:font-size-asian="9pt" style:font-weight-asian="bold" style:font-size-complex="9pt" style:font-weight-complex="bold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a766f3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a9c021" style:font-size-asian="9pt" style:font-weight-asian="normal" style:font-size-complex="9pt" style:font-weight-complex="normal"/>
    </style:style>
    <style:style style:name="T1" style:family="text">
      <style:text-properties officeooo:rsid="0095a4c1"/>
    </style:style>
    <style:style style:name="T2" style:family="text">
      <style:text-properties officeooo:rsid="009b30c2"/>
    </style:style>
    <style:style style:name="T3" style:family="text">
      <style:text-properties officeooo:rsid="00a0a86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c0000" fo:font-weight="bold" style:font-weight-asian="bold" style:font-weight-complex="bold"/>
    </style:style>
    <style:style style:name="T6" style:family="text">
      <style:text-properties fo:color="#cc0000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cc0000" fo:font-size="13pt" fo:font-weight="bold" style:font-size-asian="13pt" style:font-weight-asian="bold" style:font-size-complex="13pt" style:font-weight-complex="bold"/>
    </style:style>
    <style:style style:name="T8" style:family="text">
      <style:text-properties officeooo:rsid="00b26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10">Codice</text:p>
            </table:table-cell>
            <table:table-cell table:style-name="Tabella1.A1" office:value-type="string">
              <text:p text:style-name="P6">Prodotto</text:p>
            </table:table-cell>
            <table:table-cell table:style-name="Tabella1.A1" office:value-type="string">
              <text:p text:style-name="P10">Distinta</text:p>
            </table:table-cell>
            <table:table-cell table:style-name="Tabella1.D1" office:value-type="string">
              <text:p text:style-name="P14">Multip.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"><text:placeholder text:placeholder-type="text">&lt;for each="(product, boms)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"><text:placeholder text:placeholder-type="text">&lt;product.default_code&gt;</text:placeholder></text:p>
          </table:table-cell>
          <table:table-cell table:style-name="Tabella1.A3" office:value-type="string">
            <text:p text:style-name="P13"><text:placeholder text:placeholder-type="text">&lt;product.name&gt;</text:placeholder></text:p>
          </table:table-cell>
          <table:table-cell table:style-name="Tabella1.A3" office:value-type="string">
            <text:p text:style-name="P15"><text:placeholder text:placeholder-type="text">&lt;for each="bom in boms"&gt;</text:placeholder></text:p>
            <text:p text:style-name="P8"><text:placeholder text:placeholder-type="text">&lt;'%s [%s]' % (bom.product_tmpl_id.name or '?', len(bom.bom_line_ids))&gt;</text:placeholder><text:span text:style-name="T7"><text:placeholder text:placeholder-type="text">&lt;"**" if len(bom.bom_line_ids)==0 else ''&gt;</text:placeholder></text:span></text:p>
            <text:p text:style-name="P16"><text:placeholder text:placeholder-type="text">&lt;/for&gt;</text:placeholder></text:p>
          </table:table-cell>
          <table:table-cell table:style-name="Tabella1.D3" office:value-type="string">
            <text:p text:style-name="P9"><text:placeholder text:placeholder-type="text">&lt;'X' if len(boms)&gt;1 else ''&gt;</text:placeholder></text:p>
          </table:table-cell>
        </table:table-row>
        <table:table-row>
          <table:table-cell table:style-name="Tabella1.A4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15T16:17:47.539019973</dc:date>
    <dc:creator>thebrush </dc:creator>
    <meta:editing-duration>PT20H33M40S</meta:editing-duration>
    <meta:editing-cycles>159</meta:editing-cycles>
    <meta:document-statistic meta:table-count="1" meta:image-count="0" meta:object-count="0" meta:page-count="1" meta:paragraph-count="12" meta:word-count="33" meta:character-count="283" meta:non-whitespace-character-count="262"/>
  </office:meta>
</office:document-meta>
</file>